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87cm" fo:min-width="0.736cm"/>
    </style:style>
    <style:style style:name="gr2" style:family="graphic" style:parent-style-name="standard">
      <style:graphic-properties draw:textarea-horizontal-align="justify" draw:textarea-vertical-align="middle" draw:auto-grow-height="false" fo:min-height="0.986cm" fo:min-width="0.736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98cm"/>
    </style:style>
    <style:style style:name="gr4" style:family="graphic" style:parent-style-name="standard">
      <style:graphic-properties draw:textarea-horizontal-align="justify" draw:textarea-vertical-align="middle" draw:auto-grow-height="false" fo:min-height="0.986cm" fo:min-width="0.73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87cm" fo:min-width="0.737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746cm" svg:height="1.747cm" svg:x="5.058cm" svg:y="6.555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746cm" svg:height="1.746cm" svg:x="5.03cm" svg:y="4.304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746cm" svg:height="1.746cm" svg:x="5cm" svg:y="11.059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57cm" svg:height="2.048cm" svg:x="5.176cm" svg:y="8.657cm">
            <draw:text-box>
              <text:p text:style-name="P1">...</text:p>
            </draw:text-box>
          </draw:frame>
          <draw:custom-shape draw:style-name="gr2" draw:text-style-name="P1" draw:layer="layout" svg:width="1.748cm" svg:height="1.746cm" svg:x="13.124cm" svg:y="6.553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747cm" svg:height="1.746cm" svg:x="13.086cm" svg:y="4.301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748cm" svg:height="1.746cm" svg:x="13.046cm" svg:y="11.056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63cm" svg:height="2.048cm" svg:x="13.222cm" svg:y="8.654cm">
            <draw:text-box>
              <text:p text:style-name="P1">...</text:p>
            </draw:text-box>
          </draw:frame>
          <draw:line draw:style-name="gr5" draw:text-style-name="P3" draw:layer="layout" svg:x1="6.816cm" svg:y1="11.871cm" svg:x2="13.125cm" svg:y2="7.564cm">
            <text:p/>
          </draw:line>
          <draw:line draw:style-name="gr5" draw:text-style-name="P3" draw:layer="layout" svg:x1="6.816cm" svg:y1="11.872cm" svg:x2="13.086cm" svg:y2="5.296cm">
            <text:p/>
          </draw:line>
          <draw:line draw:style-name="gr5" draw:text-style-name="P3" draw:layer="layout" svg:x1="6.816cm" svg:y1="7.448cm" svg:x2="13.086cm" svg:y2="5.119cm">
            <text:p/>
          </draw:line>
          <draw:line draw:style-name="gr5" draw:text-style-name="P3" draw:layer="layout" svg:x1="6.816cm" svg:y1="5.119cm" svg:x2="13.125cm" svg:y2="7.564cm">
            <text:p/>
          </draw:line>
          <draw:line draw:style-name="gr5" draw:text-style-name="P3" draw:layer="layout" svg:x1="6.816cm" svg:y1="7.448cm" svg:x2="13.047cm" svg:y2="11.873cm">
            <text:p/>
          </draw:line>
          <draw:line draw:style-name="gr5" draw:text-style-name="P3" draw:layer="layout" svg:x1="6.816cm" svg:y1="5.119cm" svg:x2="13.125cm" svg:y2="11.532cm">
            <text:p/>
          </draw:line>
          <draw:custom-shape draw:style-name="gr2" draw:text-style-name="P1" draw:layer="layout" svg:width="1.746cm" svg:height="1.746cm" svg:x="21.197cm" svg:y="6.555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747cm" svg:height="1.746cm" svg:x="21.14cm" svg:y="4.303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747cm" svg:height="1.747cm" svg:x="21.082cm" svg:y="11.05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742cm" svg:height="2.048cm" svg:x="21.258cm" svg:y="8.655cm">
            <draw:text-box>
              <text:p text:style-name="P1">...</text:p>
            </draw:text-box>
          </draw:frame>
          <draw:line draw:style-name="gr5" draw:text-style-name="P3" draw:layer="layout" svg:x1="14.852cm" svg:y1="11.872cm" svg:x2="21.197cm" svg:y2="7.28cm">
            <text:p/>
          </draw:line>
          <draw:line draw:style-name="gr5" draw:text-style-name="P3" draw:layer="layout" svg:x1="14.852cm" svg:y1="11.874cm" svg:x2="21.141cm" svg:y2="5.296cm">
            <text:p/>
          </draw:line>
          <draw:line draw:style-name="gr5" draw:text-style-name="P3" draw:layer="layout" svg:x1="14.852cm" svg:y1="7.448cm" svg:x2="21.141cm" svg:y2="5.119cm">
            <text:p/>
          </draw:line>
          <draw:line draw:style-name="gr5" draw:text-style-name="P3" draw:layer="layout" svg:x1="14.852cm" svg:y1="5.119cm" svg:x2="21.197cm" svg:y2="7.28cm">
            <text:p/>
          </draw:line>
          <draw:line draw:style-name="gr5" draw:text-style-name="P3" draw:layer="layout" svg:x1="14.852cm" svg:y1="7.448cm" svg:x2="21.083cm" svg:y2="11.816cm">
            <text:p/>
          </draw:line>
          <draw:line draw:style-name="gr5" draw:text-style-name="P3" draw:layer="layout" svg:x1="14.852cm" svg:y1="5.119cm" svg:x2="21.197cm" svg:y2="11.532cm">
            <text:p/>
          </draw:line>
          <draw:frame draw:style-name="gr7" draw:text-style-name="P1" draw:layer="layout" svg:width="2.055cm" svg:height="2.409cm" svg:x="8.827cm" svg:y="2.94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7" draw:text-style-name="P1" draw:layer="layout" svg:width="2.055cm" svg:height="2.409cm" svg:x="17.114cm" svg:y="3.08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2:37:18.319620784</meta:creation-date>
    <meta:editing-duration>PT7M54S</meta:editing-duration>
    <meta:editing-cycles>2</meta:editing-cycles>
    <meta:generator>LibreOffice/6.0.3.2$Linux_X86_64 LibreOffice_project/00m0$Build-2</meta:generator>
    <dc:date>2018-06-04T12:56:29.521139438</dc:date>
    <meta:document-statistic meta:object-count="50"/>
  </office:meta>
</office:document-meta>
</file>

<file path=Object 1/content.xml><?xml version="1.0" encoding="utf-8"?>
<math xmlns="http://www.w3.org/1998/Math/MathML" display="block">
  <semantics>
    <mfrac>
      <msubsup>
        <mi>Y</mi>
        <mi>j</mi>
        <mn>0</mn>
      </msubsup>
      <msubsup>
        <mi>D</mi>
        <mrow>
          <mi>i</mi>
          <mi>,</mi>
          <mi>j</mi>
        </mrow>
        <mn>0</mn>
      </msubsup>
    </mfrac>
    <annotation encoding="StarMath 5.0">{ Y_{j}^{0}} over { D_{i,j}^{0}} </annotation>
  </semantics>
</math>
</file>

<file path=Object 2/content.xml><?xml version="1.0" encoding="utf-8"?>
<math xmlns="http://www.w3.org/1998/Math/MathML" display="block">
  <semantics>
    <mfrac>
      <msubsup>
        <mi>Y</mi>
        <mi>j</mi>
        <mn>1</mn>
      </msubsup>
      <msubsup>
        <mi>D</mi>
        <mrow>
          <mi>i</mi>
          <mi>,</mi>
          <mi>j</mi>
        </mrow>
        <mn>1</mn>
      </msubsup>
    </mfrac>
    <annotation encoding="StarMath 5.0">{ Y_{j}^{1}} over { D_{i,j}^{1}} </annotation>
  </semantics>
</math>
</file>